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4pt" officeooo:rsid="0014c6a4" officeooo:paragraph-rsid="0014c6a4" style:font-size-asian="14pt" style:font-size-complex="14pt"/>
    </style:style>
    <style:style style:name="P2" style:family="paragraph" style:parent-style-name="Standard">
      <style:text-properties fo:font-size="16pt" fo:font-weight="bold" officeooo:rsid="0014c6a4" officeooo:paragraph-rsid="0014c6a4" style:font-size-asian="16pt" style:font-weight-asian="bold" style:font-size-complex="16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hong Sun</text:p>
      <text:p text:style-name="P1"/>
      <text:p text:style-name="P1">The data we used is on GitHub of Ramey’s and the data set is called CLEAN1. It has two classes and totally 166 data features. The sample sizes are larger than the data features. To perform our experiments. I chose 80 samples from each class.</text:p>
      <text:p text:style-name="P1"/>
      <text:p text:style-name="P1">We performed 5-fold classification for 500 times for each dimension for each of the two methods – Method from the paper by Niu and method with Haff matrix from the paper by Odom. The result is in the box plots show in the next two pages and the PYTHON codes for generating data and graphs are attached after the graph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6T16:28:12.683812050</meta:creation-date>
    <dc:date>2018-07-16T16:33:00.718622437</dc:date>
    <meta:editing-duration>PT4M48S</meta:editing-duration>
    <meta:editing-cycles>1</meta:editing-cycles>
    <meta:generator>LibreOffice/5.1.6.2$Linux_X86_64 LibreOffice_project/10m0$Build-2</meta:generator>
    <meta:document-statistic meta:table-count="0" meta:image-count="0" meta:object-count="0" meta:page-count="1" meta:paragraph-count="3" meta:word-count="106" meta:character-count="569" meta:non-whitespace-character-count="465"/>
  </office:meta>
</office:document-meta>
</file>